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1.226cm" fo:min-width="3.692cm" draw:shadow="hidden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828cm" fo:min-width="0.669cm" draw:shadow="hidden"/>
    </style:style>
    <style:style style:name="gr3" style:family="graphic" style:parent-style-name="standard">
      <style:graphic-properties draw:fill-color="#7477b8" draw:textarea-horizontal-align="justify" draw:textarea-vertical-align="middle" draw:auto-grow-height="false" fo:min-height="0.888cm" fo:min-width="3.983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fill-color="#8ccfb7" draw:textarea-horizontal-align="justify" draw:textarea-vertical-align="middle" draw:auto-grow-height="false" fo:min-height="2.221cm" fo:min-width="3.5cm" draw:shadow="hidden"/>
    </style:style>
    <style:style style:name="gr7" style:family="graphic" style:parent-style-name="standard">
      <style:graphic-properties draw:fill-color="#8ccfb7" draw:textarea-horizontal-align="justify" draw:textarea-vertical-align="middle" draw:auto-grow-height="false" fo:min-height="3.161cm" fo:min-width="3.5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2.207cm" fo:min-width="3.219cm" draw:shadow="hidden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7477b8"/>
      <style:paragraph-properties fo:text-align="center"/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ccfb7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191cm" svg:height="2.794cm" svg:x="7.858cm" svg:y="18.907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1" draw:id="id1" draw:layer="layout" svg:width="1.651cm" svg:height="1.524cm" svg:x="9.128cm" svg:y="1.3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5" xml:id="id2" draw:id="id2" draw:layer="layout" svg:width="8.001cm" svg:height="2.032cm" svg:x="5.953cm" svg:y="4.937cm">
          <text:p text:style-name="P4">Telephone Network</text:p>
          <text:p text:style-name="P4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6" draw:layer="layout" svg:x1="9.954cm" svg:y1="2.905cm" svg:x2="9.953cm" svg:y2="4.937cm" draw:start-shape="id1" draw:start-glue-point="8" draw:end-shape="id2" draw:end-glue-point="7" svg:d="M9954 2905v1017h-1v1015" svg:viewBox="0 0 2 2033">
          <text:p/>
        </draw:connector>
        <draw:frame draw:style-name="gr5" draw:text-style-name="P7" draw:layer="layout" svg:width="5.713cm" svg:height="0.962cm" svg:x="10.146cm" svg:y="3.286cm">
          <draw:text-box>
            <text:p>User Calls Service</text:p>
          </draw:text-box>
        </draw:frame>
        <draw:custom-shape draw:style-name="gr6" draw:text-style-name="P8" xml:id="id3" draw:id="id3" draw:layer="layout" svg:width="4.318cm" svg:height="2.667cm" svg:x="7.731cm" svg:y="8.874cm">
          <text:p text:style-name="P1">Voice Server</text:p>
          <text:p text:style-name="P1">(VoIP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svg:x1="6.953cm" svg:y1="5.953cm" svg:x2="9.89cm" svg:y2="8.874cm" draw:start-shape="id2" draw:start-glue-point="6" draw:end-shape="id3" draw:end-glue-point="4" svg:d="M6953 5953h-1502v1969h4439v952" svg:viewBox="0 0 4440 2922">
          <text:p/>
        </draw:connector>
        <draw:connector draw:style-name="gr4" draw:text-style-name="P6" draw:layer="layout" svg:x1="12.049cm" svg:y1="10.208cm" svg:x2="12.954cm" svg:y2="5.953cm" draw:start-shape="id3" draw:start-glue-point="7" draw:end-shape="id2" draw:end-glue-point="4" svg:d="M12049 10208h2406v-4255h-1501" svg:viewBox="0 0 2407 4256">
          <text:p/>
        </draw:connector>
        <draw:custom-shape draw:style-name="gr7" draw:text-style-name="P8" xml:id="id4" draw:id="id4" draw:layer="layout" svg:width="4.318cm" svg:height="3.683cm" svg:x="7.731cm" svg:y="13.7cm">
          <text:p text:style-name="P1">Application</text:p>
          <text:p text:style-name="P1">Server</text:p>
          <text:p text:style-name="P1"><text:span text:style-name="T1">(</text:span>OpenVXI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svg:x1="9.89cm" svg:y1="11.541cm" svg:x2="9.89cm" svg:y2="13.7cm" draw:start-shape="id3" draw:start-glue-point="6" draw:end-shape="id4" svg:d="M9890 11541v2159" svg:viewBox="0 0 1 2160">
          <text:p/>
        </draw:connector>
        <draw:connector draw:style-name="gr4" draw:text-style-name="P6" draw:layer="layout" draw:line-skew="-1.785cm" svg:x1="7.731cm" svg:y1="15.541cm" svg:x2="7.731cm" svg:y2="10.207cm" draw:start-shape="id4" draw:start-glue-point="5" draw:end-shape="id3" svg:d="M7731 15541h-2286v-5334h2286" svg:viewBox="0 0 2287 5335">
          <text:p/>
        </draw:connector>
        <draw:custom-shape draw:style-name="gr8" draw:text-style-name="P1" xml:id="id5" draw:id="id5" draw:layer="layout" svg:width="4.318cm" svg:height="3.683cm" svg:x="13.7cm" svg:y="13.7cm">
          <text:p text:style-name="P1">VoiceXML</text:p>
          <text:p text:style-name="P1">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6" draw:layer="layout" svg:x1="13.7cm" svg:y1="15.541cm" svg:x2="12.049cm" svg:y2="15.541cm" draw:start-shape="id5" draw:start-glue-point="5" draw:end-shape="id4" draw:end-glue-point="7" svg:d="M13700 15541h-1651" svg:viewBox="0 0 1652 1">
          <text:p/>
        </draw:connector>
        <draw:connector draw:style-name="gr9" draw:text-style-name="P6" draw:layer="layout" draw:type="line" svg:x1="9.89cm" svg:y1="17.383cm" svg:x2="9.953cm" svg:y2="18.907cm" draw:start-shape="id4" draw:start-glue-point="6" draw:end-shape="id6" svg:d="M9890 17383l63 1524" svg:viewBox="0 0 64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6:41:51.029050370</meta:creation-date>
    <dc:date>2019-06-09T16:55:47.144501872</dc:date>
    <meta:editing-duration>PT3M46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